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Liberation Serif" svg:font-family="'Liberation Serif'" style:font-family-generic="roman"/>
    <style:font-face style:name="Times New Roman" svg:font-family="'Times New Roman'" style:font-family-generic="roman"/>
    <style:font-face style:name="FreeSans1" svg:font-family="FreeSans" style:font-family-generic="swiss"/>
    <style:font-face style:name="Liberation Sans Serif" svg:font-family="'Liberation Sans Serif'" style:font-family-generic="swiss"/>
    <style:font-face style:name="Mangal" svg:font-family="Mangal" style:font-pitch="variable"/>
    <style:font-face style:name="SimSun" svg:font-family="SimSun, 'Arial Unicode MS'"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0pt" officeooo:paragraph-rsid="000633a6" style:font-size-asian="10pt" style:font-size-complex="10pt"/>
    </style:style>
    <style:style style:name="P4" style:family="paragraph" style:parent-style-name="Standard">
      <style:text-properties style:font-name="Times New Roman" fo:font-size="10pt" officeooo:paragraph-rsid="00076113" style:font-size-asian="10pt" style:font-size-complex="10pt"/>
    </style:style>
    <style:style style:name="P5" style:family="paragraph" style:parent-style-name="Standard">
      <style:text-properties style:font-name="Times New Roman" fo:font-size="10pt" officeooo:paragraph-rsid="000ad278" style:font-size-asian="10pt" style:font-size-complex="10pt"/>
    </style:style>
    <style:style style:name="P6" style:family="paragraph" style:parent-style-name="Standard">
      <style:text-properties style:font-name="Times New Roman" fo:font-size="10pt" fo:font-style="normal" style:font-size-asian="10pt" style:font-style-asian="normal" style:font-size-complex="10pt" style:font-style-complex="normal"/>
    </style:style>
    <style:style style:name="P7" style:family="paragraph" style:parent-style-name="Standard" style:list-style-name="L2">
      <style:text-properties officeooo:paragraph-rsid="000ad278"/>
    </style:style>
    <style:style style:name="P8" style:family="paragraph" style:parent-style-name="Standard" style:list-style-name="L2">
      <style:paragraph-properties>
        <style:tab-stops>
          <style:tab-stop style:position="-0.2457in"/>
        </style:tab-stops>
      </style:paragraph-properties>
      <style:text-properties officeooo:paragraph-rsid="000ad278"/>
    </style:style>
    <style:style style:name="P9" style:family="paragraph" style:parent-style-name="Text_20_body">
      <style:paragraph-properties fo:margin-left="0in" fo:margin-right="0in" fo:line-height="50%" fo:text-align="center" style:justify-single-word="false" fo:text-indent="0in" style:auto-text-indent="true"/>
      <style:text-properties officeooo:paragraph-rsid="000c2484"/>
    </style:style>
    <style:style style:name="P10"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1" style:family="paragraph" style:parent-style-name="Heading_20_1">
      <style:paragraph-properties fo:text-align="center" style:justify-single-word="false"/>
      <style:text-properties style:font-name="Times New Roman" fo:font-size="10pt" fo:font-weight="normal" officeooo:paragraph-rsid="0008ab71" style:font-size-asian="10pt" style:font-weight-asian="normal" style:font-size-complex="10pt" style:font-weight-complex="normal"/>
    </style:style>
    <style:style style:name="P12" style:family="paragraph" style:parent-style-name="Heading_20_1">
      <style:paragraph-properties fo:margin-left="0in" fo:margin-right="0in" fo:line-height="50%" fo:text-align="center" style:justify-single-word="false" fo:text-indent="0in" style:auto-text-indent="true"/>
      <style:text-properties style:font-name="Times New Roman" fo:font-size="11pt" officeooo:paragraph-rsid="000c2484" style:font-size-asian="11pt" style:font-size-complex="11pt"/>
    </style:style>
    <style:style style:name="P13" style:family="paragraph" style:parent-style-name="Heading_20_2">
      <style:paragraph-properties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Heading_20_2">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02b10e" style:font-style-asian="italic" style:font-style-complex="italic"/>
    </style:style>
    <style:style style:name="T3" style:family="text">
      <style:text-properties fo:font-style="italic" officeooo:rsid="00043220" style:font-style-asian="italic" style:font-style-complex="italic"/>
    </style:style>
    <style:style style:name="T4" style:family="text">
      <style:text-properties fo:font-style="italic" officeooo:rsid="000633a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2b10e" style:font-style-asian="normal" style:font-style-complex="normal"/>
    </style:style>
    <style:style style:name="T7" style:family="text">
      <style:text-properties fo:font-style="normal" officeooo:rsid="000633a6"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0c319"/>
    </style:style>
    <style:style style:name="T10" style:family="text">
      <style:text-properties officeooo:rsid="0002b10e"/>
    </style:style>
    <style:style style:name="T11" style:family="text">
      <style:text-properties officeooo:rsid="00043220"/>
    </style:style>
    <style:style style:name="T12" style:family="text">
      <style:text-properties officeooo:rsid="000633a6"/>
    </style:style>
    <style:style style:name="T13" style:family="text">
      <style:text-properties style:text-position="super 58%" fo:font-style="normal" officeooo:rsid="000633a6" style:font-style-asian="normal" style:font-style-complex="normal"/>
    </style:style>
    <style:style style:name="T14" style:family="text">
      <style:text-properties style:text-position="super 58%" officeooo:rsid="000633a6"/>
    </style:style>
    <style:style style:name="T15" style:family="text">
      <style:text-properties style:font-name-asian="Arial" style:font-name-complex="Arial"/>
    </style:style>
    <style:style style:name="T16" style:family="text">
      <style:text-properties officeooo:rsid="00076113"/>
    </style:style>
    <style:style style:name="T17" style:family="text">
      <style:text-properties style:font-name="Times New Roman" officeooo:rsid="0002b10e"/>
    </style:style>
    <style:style style:name="T18" style:family="text">
      <style:text-properties style:font-name="Times New Roman" fo:font-style="italic" officeooo:rsid="0002b10e" style:font-style-asian="italic" style:font-style-complex="italic"/>
    </style:style>
    <style:style style:name="T19" style:family="text">
      <style:text-properties style:font-name="Times New Roman" fo:font-style="italic" officeooo:rsid="00043220" style:font-style-asian="italic" style:font-style-complex="italic"/>
    </style:style>
    <style:style style:name="T20" style:family="text">
      <style:text-properties style:font-name="Times New Roman" officeooo:rsid="00043220"/>
    </style:style>
    <style:style style:name="T21"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22" style:family="text">
      <style:text-properties style:font-name="Times New Roman" fo:font-size="10pt" fo:font-style="italic" style:text-underline-style="none" fo:font-weight="normal" officeooo:rsid="0008ab71" style:font-size-asian="10pt" style:font-style-asian="italic" style:font-weight-asian="normal" style:font-size-complex="10pt" style:font-style-complex="italic" style:font-weight-complex="normal"/>
    </style:style>
    <style:style style:name="T23"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font-name="Times New Roman" fo:font-size="11pt" fo:font-style="normal" officeooo:rsid="0002b10e" style:font-size-asian="11pt" style:font-style-asian="normal" style:font-size-complex="11pt" style:font-style-complex="normal"/>
    </style:style>
    <style:style style:name="T25" style:family="text">
      <style:text-properties style:font-name="Times New Roman" fo:font-size="11pt" officeooo:rsid="0002b10e" style:font-size-asian="11pt" style:font-size-complex="11pt"/>
    </style:style>
    <style:style style:name="T26" style:family="text">
      <style:text-properties style:font-name="Times New Roman" fo:font-size="11pt" officeooo:rsid="00043220" style:font-size-asian="11pt" style:font-size-complex="11pt"/>
    </style:style>
    <style:style style:name="T27" style:family="text">
      <style:text-properties style:font-name="Times New Roman" fo:font-size="11pt" fo:font-style="italic" officeooo:rsid="0002b10e" style:font-size-asian="11pt" style:font-style-asian="italic" style:font-size-complex="11pt" style:font-style-complex="italic"/>
    </style:style>
    <style:style style:name="T28" style:family="text">
      <style:text-properties style:font-name="Times New Roman" fo:font-size="11pt" fo:font-style="italic" officeooo:rsid="00043220" style:font-size-asian="11pt" style:font-style-asian="italic" style:font-size-complex="11pt" style:font-style-complex="italic"/>
    </style:style>
    <style:style style:name="T29" style:family="text">
      <style:text-properties style:font-name="Times New Roman" officeooo:rsid="000c2484"/>
    </style:style>
    <style:style style:name="T30" style:family="text">
      <style:text-properties officeooo:rsid="0008ab71"/>
    </style:style>
    <style:style style:name="T31" style:family="text">
      <style:text-properties fo:font-weight="bold" style:font-weight-asian="bold" style:font-weight-complex="bold"/>
    </style:style>
    <style:style style:name="T32" style:family="text">
      <style:text-properties fo:font-size="11pt" fo:font-style="normal" officeooo:rsid="000ad278" style:font-size-asian="11pt" style:font-style-asian="normal" style:font-size-complex="11pt" style:font-style-complex="normal"/>
    </style:style>
    <style:style style:name="T33" style:family="text">
      <style:text-properties officeooo:rsid="000c2484"/>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text:span text:style-name="T33">Victor Rudolfsson</text:span></text:h>
      <text:p text:style-name="P9"><text:span text:style-name="T29">Information Security</text:span></text:p>
      <text:p text:style-name="P9"><text:span text:style-name="T29">Høgskolen i Gjøvik</text:span></text:p>
      <text:h text:style-name="P11" text:outline-level="1" text:restart-numbering="true" text:start-value="-1"><text:span text:style-name="T30">INTRODUCTION</text:span></text:h>
      <text:p text:style-name="P2">Today the safekeeping of data is often attributed as a responsibility of few rather than a responsibility of us all. Many of us expect our data to be safe when we give it to a party requesting it, such as a bank, a social networking website, or any other organization to which we may be required to provide data in exchange for its service. Few do however see this as their own responsibility to the extent that it may be, and even if data is perceived secure in storage, the majority of users do not see the need to secure data in transmission unless this is required by the requesting party. </text:p>
      <text:p text:style-name="P2"/>
      <text:p text:style-name="Standard">This paper will seek to see how secure data really is unless an encryption method is used for transmission, and what can be done about it. What methods of securing <text:span text:style-name="T12">data-transmission</text:span> are <text:span text:style-name="T12">most commonly used, and what are their strengths and weaknesses</text:span>? </text:p>
      <text:p text:style-name="P1"/>
      <text:h text:style-name="P10" text:outline-level="1">TECHNIQUES</text:h>
      <text:p text:style-name="P2">There are many different techniques that can be used to secure data transmission, and more often than not different alternatives to each technique, but most of them build upon the idea of encryption. I'm going to analyze a few different available protocols used for this purpose, to find out how much difference they really make, and what one has to lose by utilizing them. </text:p>
      <text:p text:style-name="P2"/>
      <text:p text:style-name="P2">The most commonly used methods are VPN<text:span text:style-name="T12">s</text:span>, <text:span text:style-name="T1">Virtual Private Network</text:span><text:span text:style-name="T4">s</text:span><text:span text:style-name="T5">, which</text:span> is a concept with multiple protocol alternatives; <text:span text:style-name="T5">TOR, or </text:span><text:span text:style-name="T1">The Onion Router</text:span><text:span text:style-name="T5">, which is a network relying on a big amount of computers through which data will be passing encrypted before reaching its destination; and SSL</text:span><text:span text:style-name="T1">, Secure Socket Layer, </text:span><text:span text:style-name="T5">which is an additional level of encryption using certificate authentication to provide a more secure connection between a client and a server.</text:span></text:p>
      <text:p text:style-name="P6"/>
      <text:p text:style-name="P3"><text:span text:style-name="T5">All of these alternatives rely on the way we transmit data over the internet today, with a suite of protocols called TCP/IP </text:span><text:span text:style-name="T13">[1][2]</text:span><text:span text:style-name="T5">. TCP/IP contains four layers</text:span><text:span text:style-name="T13">[3]</text:span><text:span text:style-name="T5">, and every protocol used with TCP/IP operates within one of these layers. Each of the four layers has its own responsibility, and it is in the second layer from the top called the </text:span><text:span text:style-name="T1">transport layer</text:span><text:span text:style-name="T5"> that encryption protocols such as SSL (and it's successor TLS) are supposed to work with by providing asymmetric encryption from the application layer to the transport layer. </text:span></text:p>
      <text:p text:style-name="P6"/>
      <text:p text:style-name="P3"><text:span text:style-name="T5">Because it is the responsibility of encryption protocols to provide encryption, this means that if no encryption protocol is used as by default, no encryption will be provided. This means that messages sent over the internet are sent in </text:span><text:span text:style-name="T1">clear</text:span><text:span text:style-name="T4">-</text:span><text:span text:style-name="T1">text </text:span><text:span text:style-name="T5">by default, and can be easily picked up and read</text:span><text:span text:style-name="T7">.</text:span><text:span text:style-name="T5"> </text:span></text:p>
      <text:h text:style-name="P14" text:outline-level="2"><text:span text:style-name="T23"><text:s/></text:span><text:span text:style-name="T21">V</text:span><text:span text:style-name="T22">irtual </text:span><text:span text:style-name="T21">P</text:span><text:span text:style-name="T22">rivate </text:span><text:span text:style-name="T21">N</text:span><text:span text:style-name="T22">etworks</text:span></text:h>
      <text:p text:style-name="P2"><text:span text:style-name="T5">VPN stands for </text:span><text:span text:style-name="T1">Virtual Private Network</text:span><text:span text:style-name="T5">, and as the name implies it establishes a private network between clients and the server, which allows the server to act as a gateway through which all data to and from the clients will pass, much like your modem and router would normally act on a local network – but the connection between the client and the server usually occurs over the internet, using an encrypted tunnel. </text:span></text:p>
      <text:p text:style-name="P6">This means that for a website or a server a client is connected to, the traffic will seem to originate from the VPN server, which acts as an intermediate between the source and the destination, provided a layer of anonymity and security at the same time, as the source is never visible to the destination server, and the data sent between the client and the VPN server is encrypted. </text:p>
      <text:p text:style-name="P6">There are multiple different protocols available for VPN connections - such as IPSec, PPTP, and Open VPN to name a few - but Open VPN is the one I will focus on in this paper.</text:p>
      <text:p text:style-name="P6">The way Open VPN works is by creating an encrypted tunnel (usually a UDP tunnel, but it can also run over TCP). Using OpenVPN, a stream of encrypted UDP packets are sent between the client and server containing the data, using OpenSSL for encryption and relying either on certificates through a custom SSL/TLS implementation, or a pre-shared static key; meaning that data transmitted when using OpenVPN is encapsulated and encrypted inside a tunnel of packets until it reaches the VPN server. <text:span text:style-name="T14">[7]</text:span></text:p>
      <text:h text:style-name="P13" text:outline-level="2">TOR</text:h>
      <text:p text:style-name="P3">'<text:span text:style-name="T1">The Onion Router</text:span>', or TOR <text:span text:style-name="T16">for short</text:span>, is a distributed overlay network which aims to anonymize and encrypt online traffic <text:span text:style-name="T14">[4]</text:span>. It does this by layering every packet in multiple layers of encryption, and then selecting a random route through its network of relays through which data will pass between the source and destination. The <text:span text:style-name="T1">onion</text:span><text:span text:style-name="T5"> in its name is a reference to the way data is encrypted, which is much like an onion with the data in the middle surrounded by several layers of encryption. The encryption TOR uses is based on a stream cipher - 128</text:span>-bit AES in counter-mode, the Diffie-Hellman protocol, a public key cipher based on 1024-bit RSA, and a hash function: SHA1. <text:span text:style-name="T14">[8]</text:span></text:p>
      <text:p text:style-name="P2"/>
      <text:p text:style-name="P2">The first thing that happens when data is sent over TOR is that a random path is chosen, and the data will be layered in the same amount of layers of encryption as the amount of nodes in this path. Each node in the path then decrypts the top layer, until it reaches the final node in the path called the <text:span text:style-name="T1">exit node</text:span>, where the last layer of encryption is decrypted, and it then reaches it destination. Each node in the path only knows the previous node from which the data came, and which node is the next one in its path, but no node knows the <text:soft-page-break/>whole path.</text:p>
      <text:h text:style-name="P13" text:outline-level="2"><text:span text:style-name="T31">S</text:span><text:span text:style-name="T30">ecure</text:span><text:span text:style-name="T31">S</text:span><text:span text:style-name="T30">ockets</text:span><text:span text:style-name="T31">L</text:span><text:span text:style-name="T30">ayer</text:span>/<text:span text:style-name="T31">T</text:span><text:span text:style-name="T30">ransport</text:span><text:span text:style-name="T31">L</text:span><text:span text:style-name="T30">ayer</text:span><text:span text:style-name="T31">S</text:span><text:span text:style-name="T30">ecurity</text:span></text:h>
      <text:p text:style-name="P2">Because establishing host to host communication is one of the things that the transport layer is responsible for, it's important to mention that this is where encryption protocols such as SSL/TLS resides: Because if the security checks are not passed, connection will not be established between the hosts.</text:p>
      <text:p text:style-name="P2"/>
      <text:p text:style-name="P2">The SSL/TLS procedure consists of two steps, the first one being authentication and the second one being encryption. Because SSL/TLS is based on the idea of using certificates, both sides have to prove their identity to one another by showing their digitally signed certificates and validating these with the certificate authority before the authentication process is complete. Because SSL/TLS resides in the <text:span text:style-name="T1">transport protocol, </text:span><text:span text:style-name="T5">which is responsible for establishing the connection,</text:span> a connection will not be established if the security checks are not passed. </text:p>
      <text:p text:style-name="P2"/>
      <text:p text:style-name="P2">During the next phase, this protocol makes use of two keys – a public and a private one. The public key is used to encrypt, whereas the private key is used to decrypt. Both clients share their public key with one another, and use their private keys to decrypt the data received once transmission has begun. In contrast to SSL/TLS, regular SSL only requires one side (the server) to verify its identity.</text:p>
      <text:p text:style-name="P2"/>
      <text:p text:style-name="P2">Because SSL/TLS does not require data to take a different route between the source destination, there is usually no noticeable speed difference, but it is up to the server if it allows SSL connections.</text:p>
      <text:h text:style-name="P10" text:outline-level="1">CONCLUSION</text:h>
      <text:p text:style-name="P4"><text:span text:style-name="T15">TOR has a rather obvious weakness: as each node decrypts one layer, the final node decrypts </text:span>the final layer before it reaches its destination, which means that unless an end-to-end encryption such as TLS or SSL/TLS is used, traffic will be unencrypted at the final step. </text:p>
      <text:p text:style-name="P4">As such, wiretapping the<text:span text:style-name="T1"> exit node</text:span> may be the only feasible way to monitor traffic passing through the TOR network.</text:p>
      <text:p text:style-name="P2"/>
      <text:p text:style-name="P2"><text:span text:style-name="T15">SSL has one of its main weaknesses in the user – because if a certificate with mismatching keys </text:span>is </text:p>
      <text:p text:style-name="P2">presented from the server, most browsers will warn the user about this, but this is commonly disregarded by the user since many servers use outdated certificates, which can result in the same kind of warning, and thus the chance that the user will accept a mismatching certificate is fairly high. </text:p>
      <text:p text:style-name="P2"/>
      <text:p text:style-name="P2"><text:span text:style-name="T15">This means that if a third party would act as a kind of invisible proxy in between the server and </text:span>the client, and provide the user with a false certificate pretending to be the server, the user may disregard this as an outdated certificate and accept it regardless – ultimately accepting the third party as a relay between the user and the server. </text:p>
      <text:p text:style-name="P2"/>
      <text:p text:style-name="P5"><text:span text:style-name="T15">However, SSL is made to be resistant to brute-force attacks (although one should note that it's </text:span>not impossible, successful attempts have been made), and to make it very hard to decrypt without access to the proper keys. TOR, on the other hand, is resistant to brute force attacks because of its multiple layers of encryption and its implementation of several different components to apply it. Both SSL and TOR have weaknesses that lie outside the scope of what can be done without directly attacking either client, or server.</text:p>
      <text:p text:style-name="P5"><text:span text:style-name="T32"/></text:p>
      <text:list xml:id="list119713697" text:style-name="L2">
        <text:list-item>
          <text:p text:style-name="P7"><text:span text:style-name="T24">Structure of a TCP packet</text:span><text:span text:style-name="T25">, RFC 793: Transmission control protocol, September 1981, section 3.1 page 15, (http://tools.ietf.org/html/rfc793), </text:span></text:p>
        </text:list-item>
        <text:list-item>
          <text:p text:style-name="P7"><text:span text:style-name="T24">Structure of UDP packet</text:span><text:span text:style-name="T27">,</text:span><text:span text:style-name="T25"> RFC 768: User Datagram Protocol, 28 August 1980, http://tools.ietf.org/html/rfc768 </text:span></text:p>
        </text:list-item>
        <text:list-item>
          <text:p text:style-name="P7"><text:span text:style-name="T25">“</text:span><text:span text:style-name="T27">Layers of TCP/IP”,</text:span><text:span text:style-name="T25"> The TCP/IP model http://technet.microsoft.com/en- us/library/cc786900(v=ws.10).aspx </text:span></text:p>
        </text:list-item>
        <text:list-item>
          <text:p text:style-name="P7"><text:span text:style-name="T25">“</text:span><text:span text:style-name="T27">The Onion Router</text:span><text:span text:style-name="T25">”, www.torproject.org </text:span></text:p>
        </text:list-item>
        <text:list-item>
          <text:p text:style-name="P7"><text:span text:style-name="T25">“</text:span><text:span text:style-name="T27">What is TLS/SSL?</text:span><text:span text:style-name="T25"> ”, http://technet.microsoft.com/en- us/library/cc784450(WS.10).aspx</text:span></text:p>
        </text:list-item>
        <text:list-item>
          <text:p text:style-name="P7"><text:span text:style-name="T25">“A</text:span><text:span text:style-name="T27">uthentication and data exchange”, </text:span><text:a xlink:type="simple" xlink:href="http://technet.microsoft.com/en-us/library/cc783349(v=ws.10).aspx#w2k3tr_schan_h"><text:span text:style-name="T25">http://technet.microsoft.com/en-us/library/cc783349(v=ws.10).aspx#w2k3tr_schan_h</text:span></text:a><text:span text:style-name="T25"> ow_hkrr</text:span></text:p>
        </text:list-item>
        <text:list-item>
          <text:p text:style-name="P7"><text:span text:style-name="T26">“</text:span><text:span text:style-name="T28">OpenVPN cryptographic layer</text:span><text:span text:style-name="T26">”, </text:span><text:a xlink:type="simple" xlink:href="http://openvpn.net/index.php/open-"><text:span text:style-name="T26">http://openvpn.net/index.php/open-</text:span></text:a><text:span text:style-name="T26"> source/documentation/security-overview.html</text:span></text:p>
        </text:list-item>
        <text:list-item>
          <text:p text:style-name="P7"><text:span text:style-name="T26">TOR Protocol specification, </text:span><text:a xlink:type="simple" xlink:href="https://gitweb.torproject.org/torspec.git/blob/HEAD:/tor-spec.txt"><text:span text:style-name="T26">https://gitweb.torproject.org/torspec.git/blob/HEAD:/tor-spec.txt</text:span></text:a></text:p>
        </text:list-item>
        <text:list-item>
          <text:p text:style-name="P8"><text:span text:style-name="T26">“</text:span><text:span text:style-name="T28">Rogue Nodes Turn Tor Anonymizer Into Eavesdropper's Paradise</text:span><text:span text:style-name="T26">”, Wired Magazine, <text:s/>2007-09-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Liberation Serif" svg:font-family="'Liberation Serif'" style:font-family-generic="roman"/>
    <style:font-face style:name="Times New Roman" svg:font-family="'Times New Roman'" style:font-family-generic="roman"/>
    <style:font-face style:name="FreeSans1" svg:font-family="FreeSans" style:font-family-generic="swiss"/>
    <style:font-face style:name="Liberation Sans Serif" svg:font-family="'Liberation Sans Serif'" style:font-family-generic="swiss"/>
    <style:font-face style:name="Mangal" svg:font-family="Mangal" style:font-pitch="variable"/>
    <style:font-face style:name="SimSun" svg:font-family="SimSun, 'Arial Unicode MS'"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ciPaper_5f_top_7e_LT_7e_Notizen" style:display-name="SciPaper_top~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Heading_20_3" style:display-name="Heading 3" style:family="paragraph" style:parent-style-name="Standard" style:next-style-name="Standard" style:default-outline-level="3" style:list-style-name="" style:class="text">
      <style:paragraph-properties fo:margin="100%" fo:margin-left="0in" fo:margin-right="0in" fo:margin-top="0in" fo:margin-bottom="0in" style:contextual-spacing="false"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list-style-name="" style:class="text">
      <style:paragraph-properties fo:margin="100%"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style:contextual-spacing="false" fo:text-align="justify" style:justify-single-word="false" fo:orphans="2" fo:widows="2"/>
      <style:text-properties style:use-window-font-color="true" style:font-name="Times New Roman1" fo:font-size="9pt" fo:language="en" fo:country="US" fo:font-weight="bold" style:font-name-asian="SimSun" style:font-size-asian="9pt" style:font-weight-asian="bold" style:font-name-complex="Times New Roman1"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1" fo:font-size="10pt" fo:language="en" fo:country="US" style:font-name-asian="SimSun" style:font-size-asian="10pt" style:font-name-complex="Times New Roman1"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1" fo:font-size="11pt" fo:language="en" fo:country="US" style:font-name-asian="SimSun" style:font-size-asian="11pt" style:language-asian="zxx" style:country-asian="none" style:font-name-complex="Times New Roman1" style:font-size-complex="11pt" style:language-complex="ar" style:country-complex="SA"/>
    </style:style>
    <style:style style:name="bullet_20_list" style:display-name="bullet list" style:family="paragraph" style:parent-style-name="Text_20_body">
      <style:paragraph-properties fo:margin="100%" fo:margin-left="0.45in" fo:margin-right="0in" fo:margin-top="0in" fo:margin-bottom="0in" style:contextual-spacing="false"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agraph-properties fo:margin-top="0.0555in" fo:margin-bottom="0.139in" style:contextual-spacing="false" fo:text-align="center" style:justify-single-word="false" fo:orphans="2" fo:widows="2"/>
      <style:text-properties style:use-window-font-color="true" style:font-name="Times New Roman1" fo:font-size="8pt" fo:language="en" fo:country="US" style:font-name-asian="SimSun" style:font-size-asian="8pt" style:language-asian="zxx" style:country-asian="none" style:font-name-complex="Times New Roman1" style:font-size-complex="8pt" style:language-complex="ar" style:country-complex="SA"/>
    </style:style>
    <style:style style:name="footnote" style:family="paragraph">
      <style:paragraph-properties fo:margin-top="0in" fo:margin-bottom="0.028in" style:contextual-spacing="false" fo:orphans="2" fo:widows="2"/>
      <style:text-properties style:use-window-font-color="true" style:font-name="Times New Roman1" fo:font-size="8pt" fo:language="en" fo:country="US" style:font-name-asian="SimSun" style:font-size-asian="8pt" style:font-name-complex="Times New Roman1" style:font-size-complex="8pt" style:language-complex="ar" style:country-complex="SA"/>
    </style:style>
    <style:style style:name="key_20_words" style:display-name="key words" style:family="paragraph">
      <style:paragraph-properties fo:margin="100%" fo:margin-left="0in" fo:margin-right="0in" fo:margin-top="0in" fo:margin-bottom="0.0835in" style:contextual-spacing="false" fo:text-align="justify" style:justify-single-word="false" fo:orphans="2" fo:widows="2" fo:text-indent="0.2in" style:auto-text-indent="false"/>
      <style:text-properties style:use-window-font-color="true" style:font-name="Times New Roman1" fo:font-size="9pt" fo:language="en" fo:country="US" fo:font-style="italic" fo:font-weight="bold" style:font-name-asian="SimSun" style:font-size-asian="9pt" style:language-asian="zxx" style:country-asian="none" style:font-style-asian="italic" style:font-weight-asian="bold" style:font-name-complex="Times New Roman1"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text-properties style:use-window-font-color="true" style:font-name="Times New Roman1" fo:font-size="14pt" fo:language="en" fo:country="US" style:font-name-asian="MS Mincho" style:font-size-asian="14pt" style:language-asian="zxx" style:country-asian="none" style:font-name-complex="Times New Roman1"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1" fo:font-size="24pt" fo:language="en" fo:country="US" style:font-name-asian="MS Mincho" style:font-size-asian="24pt" style:language-asian="zxx" style:country-asian="none" style:font-name-complex="Times New Roman1" style:font-size-complex="24pt" style:language-complex="ar" style:country-complex="SA"/>
    </style:style>
    <style:style style:name="references" style:family="paragraph">
      <style:paragraph-properties fo:margin-top="0in" fo:margin-bottom="0.0346in" style:contextual-spacing="false" fo:line-height="0.1252in" fo:text-align="justify" style:justify-single-word="false" fo:orphans="2" fo:widows="2"/>
      <style:text-properties style:use-window-font-color="true" style:font-name="Times New Roman1" fo:font-size="8pt" fo:language="en" fo:country="US" style:font-name-asian="MS Mincho" style:font-size-asian="8pt" style:language-asian="zxx" style:country-asian="none" style:font-name-complex="Times New Roman1" style:font-size-complex="8pt" style:language-complex="ar" style:country-complex="SA"/>
    </style:style>
    <style:style style:name="sponsors" style:family="paragraph">
      <style:paragraph-properties fo:margin="100%" fo:margin-left="0in" fo:margin-right="0in" fo:margin-top="0in" fo:margin-bottom="0in" style:contextual-spacing="false"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1" fo:font-size="8pt" fo:language="en" fo:country="US" style:font-name-asian="SimSun" style:font-size-asian="8pt" style:font-name-complex="Times New Roman1"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1" fo:font-size="8pt" fo:language="en" fo:country="US" style:font-name-asian="SimSun" style:font-size-asian="8pt" style:language-asian="zxx" style:country-asian="none" style:font-name-complex="Times New Roman1"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text-properties style:use-window-font-color="true" style:font-name="Times New Roman1" fo:font-size="6pt" fo:language="en" fo:country="US" style:font-name-asian="SimSun" style:font-size-asian="6pt" style:font-name-complex="Times New Roman1" style:font-size-complex="6pt" style:language-complex="ar" style:country-complex="SA"/>
    </style:style>
    <style:style style:name="table_20_head" style:display-name="table head" style:family="paragraph">
      <style:paragraph-properties fo:margin-top="0.1665in" fo:margin-bottom="0.0835in" style:contextual-spacing="false" fo:line-height="90%" fo:text-align="center" style:justify-single-word="false" fo:orphans="2" fo:widows="2"/>
      <style:text-properties fo:font-variant="small-caps" style:use-window-font-color="true" style:font-name="Times New Roman1" fo:font-size="8pt" fo:language="en" fo:country="US" style:font-name-asian="SimSun" style:font-size-asian="8pt" style:language-asian="zxx" style:country-asian="none" style:font-name-complex="Times New Roman1"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style="normal" style:font-style-asian="normal" style:font-name-complex="Times New Roman1" style:font-style-complex="normal"/>
    </style:style>
    <style:style style:name="WW8Num1z1" style:family="text">
      <style:text-properties style:font-name-complex="Times New Roman1"/>
    </style:style>
    <style:style style:name="WW8Num2z0" style:family="text">
      <style:text-properties fo:font-variant="normal" fo:text-transform="none" style:text-outline="false" style:text-line-through-style="none" style:text-position="super 58%" style:font-name="Times New Roman1" fo:font-size="8pt" fo:font-style="normal" fo:text-shadow="none" fo:font-weight="normal" style:font-size-asian="8pt" style:font-style-asian="normal" style:font-weight-asian="normal" style:font-name-complex="Times New Roman1" style:font-size-complex="8pt" style:font-style-complex="normal" style:font-weight-complex="normal" text:display="true"/>
    </style:style>
    <style:style style:name="WW8Num2z1" style:family="text">
      <style:text-properties style:font-name-complex="Times New Roman1"/>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1"/>
    </style:style>
    <style:style style:name="WW8Num5z0" style:family="text">
      <style:text-properties fo:font-variant="normal" fo:text-transform="none" fo:color="#000000" style:text-outline="false" style:text-line-through-style="none" style:text-position="0% 100%" style:font-name="Times New Roman1" fo:font-size="10pt" fo:text-shadow="none" style:font-size-asian="10pt" style:font-name-complex="Times New Roman1" style:font-size-complex="10pt" text:display="true"/>
    </style:style>
    <style:style style:name="WW8Num5z1" style:family="text">
      <style:text-properties fo:font-variant="normal" fo:text-transform="none" fo:color="#000000" style:text-outline="false" style:text-line-through-style="none" style:text-position="0% 100%" style:font-name="Times New Roman1" fo:font-size="10pt" fo:font-style="italic" fo:text-shadow="none" fo:font-weight="normal" style:font-size-asian="10pt" style:font-style-asian="italic" style:font-weight-asian="normal" style:font-name-complex="Times New Roman1" style:font-size-complex="10pt" style:font-style-complex="italic" style:font-weight-complex="normal" text:display="true"/>
    </style:style>
    <style:style style:name="WW8Num5z3" style:family="text">
      <style:text-properties style:font-name="Times New Roman1" fo:font-size="10pt" fo:font-style="italic" fo:font-weight="normal" style:font-size-asian="10pt" style:font-style-asian="italic" style:font-weight-asian="normal" style:font-name-complex="Times New Roman1" style:font-size-complex="10pt" style:font-style-complex="italic" style:font-weight-complex="normal"/>
    </style:style>
    <style:style style:name="WW8Num5z4" style:family="text">
      <style:text-properties style:font-name-complex="Times New Roman1"/>
    </style:style>
    <style:style style:name="WW8Num6z0" style:family="text">
      <style:text-properties style:font-name="Times New Roman1" fo:font-size="8pt" fo:font-style="normal" fo:font-weight="normal" style:font-size-asian="8pt" style:font-style-asian="normal" style:font-weight-asian="normal" style:font-name-complex="Times New Roman1" style:font-size-complex="8pt" style:font-style-complex="normal" style:font-weight-complex="normal"/>
    </style:style>
    <style:style style:name="WW8Num7z0" style:family="text">
      <style:text-properties fo:color="#000000" style:font-name="Times New Roman1" fo:font-size="8pt" fo:font-style="normal" fo:font-weight="normal" style:font-size-asian="8pt" style:font-style-asian="normal" style:font-weight-asian="normal" style:font-name-complex="Times New Roman1" style:font-size-complex="8pt" style:font-style-complex="normal" style:font-weight-complex="normal"/>
    </style:style>
    <style:style style:name="WW8Num7z1" style:family="text">
      <style:text-properties style:font-name-complex="Times New Roman1"/>
    </style:style>
    <style:style style:name="WW8Num8z0" style:family="text">
      <style:text-properties style:font-name="Times New Roman1" fo:font-size="8pt" fo:font-style="normal" fo:font-weight="normal" style:font-size-asian="8pt" style:font-style-asian="normal" style:font-weight-asian="normal" style:font-name-complex="Times New Roman1"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11in" fo:margin-bottom="0.7874in" fo:margin-left="0.7874in" fo:margin-right="0.7874in" style:writing-mode="lr-tb" style:footnote-max-height="0in">
        <style:columns fo:column-count="2" fo:column-gap="0.3in">
          <style:column style:rel-width="4819*" fo:start-indent="0in" fo:end-indent="0.15in"/>
          <style:column style:rel-width="4819*" fo:start-indent="0.1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20:39:17</meta:creation-date>
    <dc:date>2012-11-30T08:44:32</dc:date>
    <meta:editing-duration>PT2H28M15S</meta:editing-duration>
    <meta:editing-cycles>11</meta:editing-cycles>
    <meta:generator>LibreOffice/3.6$Linux_X86_64 LibreOffice_project/360m1$Build-2</meta:generator>
    <meta:document-statistic meta:table-count="0" meta:image-count="0" meta:object-count="0" meta:page-count="2" meta:paragraph-count="40" meta:word-count="1539" meta:character-count="9416" meta:non-whitespace-character-count="7911"/>
  </office:meta>
</office:document-meta>
</file>